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2c97" officeooo:paragraph-rsid="001f2c97"/>
    </style:style>
    <style:style style:name="P2" style:family="paragraph" style:parent-style-name="Standard" style:list-style-name="L1">
      <style:text-properties officeooo:rsid="0023171d" officeooo:paragraph-rsid="0023171d"/>
    </style:style>
    <style:style style:name="P3" style:family="paragraph" style:parent-style-name="Standard" style:list-style-name="L1">
      <style:text-properties officeooo:rsid="00233ee9" officeooo:paragraph-rsid="00233ee9"/>
    </style:style>
    <style:style style:name="P4" style:family="paragraph" style:parent-style-name="Standard" style:list-style-name="L1">
      <style:text-properties officeooo:rsid="0024100d" officeooo:paragraph-rsid="0024100d"/>
    </style:style>
    <style:style style:name="P5" style:family="paragraph" style:parent-style-name="Standard" style:list-style-name="L1">
      <style:text-properties officeooo:rsid="002ae3da" officeooo:paragraph-rsid="002ae3da"/>
    </style:style>
    <style:style style:name="P6" style:family="paragraph" style:parent-style-name="Standard" style:list-style-name="L1">
      <style:text-properties officeooo:rsid="00259db2" officeooo:paragraph-rsid="00259db2"/>
    </style:style>
    <style:style style:name="P7" style:family="paragraph" style:parent-style-name="Standard" style:list-style-name="L1">
      <style:text-properties officeooo:rsid="00273bd7" officeooo:paragraph-rsid="00273bd7"/>
    </style:style>
    <style:style style:name="P8" style:family="paragraph" style:parent-style-name="Standard" style:list-style-name="L1">
      <style:text-properties officeooo:rsid="0033ac0b" officeooo:paragraph-rsid="0033ac0b"/>
    </style:style>
    <style:style style:name="P9" style:family="paragraph" style:parent-style-name="Standard" style:list-style-name="L1">
      <style:text-properties officeooo:rsid="003549da" officeooo:paragraph-rsid="003549da"/>
    </style:style>
    <style:style style:name="P10" style:family="paragraph" style:parent-style-name="Standard" style:list-style-name="L1">
      <style:text-properties officeooo:rsid="0038caf6" officeooo:paragraph-rsid="0038caf6"/>
    </style:style>
    <style:style style:name="T1" style:family="text">
      <style:text-properties officeooo:rsid="0020db8f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273bd7"/>
    </style:style>
    <style:style style:name="T4" style:family="text">
      <style:text-properties officeooo:rsid="0027572c"/>
    </style:style>
    <style:style style:name="T5" style:family="text">
      <style:text-properties officeooo:rsid="002ba352"/>
    </style:style>
    <style:style style:name="T6" style:family="text">
      <style:text-properties officeooo:rsid="002c719a"/>
    </style:style>
    <style:style style:name="T7" style:family="text">
      <style:text-properties officeooo:rsid="0031db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23356912592172222" text:style-name="L1">
        <text:list-item>
          <text:p text:style-name="P1">Rotar un vector a la derecha, <text:span text:style-name="T1">rotar</text:span> a la izquierda <text:span text:style-name="T1">e invertir vector (utilizando vector auxiliar y sin utilizar vector auxiliar)</text:span></text:p>
        </text:list-item>
        <text:list-item>
          <text:p text:style-name="P2"><text:span text:style-name="T1">P</text:span>rograma que declare 2 vectores, los llene y los una en otro vector</text:p>
          <text:list>
            <text:list-item>
              <text:p text:style-name="P2">Primero uno y después otro consecutivamente</text:p>
            </text:list-item>
            <text:list-item>
              <text:p text:style-name="P2">Alternando una posición de uno con una de otro</text:p>
            </text:list-item>
          </text:list>
        </text:list-item>
        <text:list-item>
          <text:p text:style-name="P3">Leer 2 número por teclado, declarar matriz con los dos número le<text:span text:style-name="T7">í</text:span>dos, llenarla con números aleatorios y mostrarla</text:p>
        </text:list-item>
        <text:list-item>
          <text:p text:style-name="P4">Calcular letra DNI. Se obtiene dividiendo el número entre 23 y el resto de la división se le asigna la letra según la equivalencia del siguiente vector (T R W A G M Y F P D X B N J Z S Q V H L C K E)</text:p>
        </text:list-item>
        <text:list-item>
          <text:p text:style-name="P5">Pedir notas del 1 al 10 hasta introducir un -1, y despu<text:span text:style-name="T5">é</text:span>s enseñar cuantos ha habido de cada nota. Usar un vector de contadores.</text:p>
          <text:list>
            <text:list-item>
              <text:p text:style-name="P5">Devolver la media aritm<text:span text:style-name="T7">é</text:span>tica(suma de valores por su frecuencia entre la suma de frecuencias).</text:p>
            </text:list-item>
            <text:list-item>
              <text:p text:style-name="P5">Devolver la moda(valor m<text:span text:style-name="T7">á</text:span>xima frecuencia).</text:p>
            </text:list-item>
            <text:list-item>
              <text:p text:style-name="P5">Devolver la mediana(valor que tiene igual numero de valores superiores que inferiores)</text:p>
            </text:list-item>
          </text:list>
        </text:list-item>
        <text:list-item>
          <text:p text:style-name="P6">Programa que genera e imprime un cuadrado mágico de dimensión M(siendo M un número entero positivo e impar). Un cuadrado mágico de dimensión M es una matriz cuadrada de orden <text:span text:style-name="T6">M</text:span> conteniendo los núme<text:span text:style-name="T3">r</text:span>os naturales de 1 a <text:span text:style-name="T6">M</text:span><text:span text:style-name="T2">2</text:span> tal que coinciden la suma de los números de una cualquiera de las filas o columnas, o de una de las diagonales principales. El cuadrado se con<text:span text:style-name="T3">s</text:span>truye mediante las siguientes reglas:</text:p>
          <text:list>
            <text:list-item>
              <text:p text:style-name="P6">El 1 se coloca en la casilla central de la primera fila.</text:p>
            </text:list-item>
            <text:list-item>
              <text:p text:style-name="P7">Cada número siguiente se coloca en la casilla correspondiente a la fila anterior y columna posterior.</text:p>
            </text:list-item>
            <text:list-item>
              <text:p text:style-name="P7">Si el número a colocar sigue a un múltiplo de n, no se aplica la regla anterior, sino que se coloca en la casilla de la fila posterior e igual columna.</text:p>
            </text:list-item>
            <text:list-item>
              <text:p text:style-name="P7">Se considera que la fila anterior a la primera es la ultima, y la columna post<text:span text:style-name="T4">e</text:span>rior a la última es la primera.</text:p>
            </text:list-item>
          </text:list>
        </text:list-item>
        <text:list-item>
          <text:p text:style-name="P5">Programa que imprima un cuadrado latino de orden n. <text:bookmark-start text:name="__DdeLink__52_3341162521"/>Es una matriz cuadrada en la que su primera fila contiene los n primeros números naturales y cada una de las siguientes n – 1 filas contienen la rotación de la fila anterior un lugar a la derecha.<text:bookmark-end text:name="__DdeLink__52_3341162521"/></text:p>
        </text:list-item>
        <text:list-item>
          <text:p text:style-name="P8">Declarar dos matrices de la misma dimensión, llenarlas con números aleatorios del 0 al 9 y sumarlas.</text:p>
        </text:list-item>
        <text:list-item>
          <text:p text:style-name="P9">Declarar una matriz del tamaño de un tablero de ajedrez (8x8) y vamos a situar tres reinas de forma aleatoria y decir si se comen a otra de forma vertical u horizontal.</text:p>
        </text:list-item>
        <text:list-item>
          <text:p text:style-name="P10">Declarar una matriz de 10x10, llenar el marco con * y lo demás con 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1:52:58.089000000</meta:creation-date>
    <dc:date>2018-03-06T22:42:21.289000000</dc:date>
    <meta:editing-duration>PT1H12M39S</meta:editing-duration>
    <meta:editing-cycles>17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9" meta:word-count="452" meta:character-count="2386" meta:non-whitespace-character-count="1971"/>
  </office:meta>
</office:document-meta>
</file>